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8cm" fo:min-width="9.406cm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0.282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528cm" fo:min-width="17.026cm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.258cm" fo:min-width="7.882cm"/>
    </style:style>
    <style:style style:name="gr5" style:family="graphic" style:parent-style-name="standard">
      <style:graphic-properties draw:fill-color="#996600" draw:textarea-horizontal-align="justify" draw:textarea-vertical-align="middle" draw:auto-grow-height="false" fo:min-height="4.322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9.816cm" fo:min-width="13.72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cc9900"/>
      <style:paragraph-properties fo:text-align="center"/>
    </style:style>
    <style:style style:name="P4" style:family="paragraph">
      <loext:graphic-properties draw:fill-color="#996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906cm" svg:height="0.508cm" svg:x="5.826cm" svg:y="1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82cm" svg:height="5.08cm" svg:x="5.826cm" svg:y="17.2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82cm" svg:height="5.08cm" svg:x="14.95cm" svg:y="17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17.526cm" svg:height="1.778cm" svg:x="2.016cm" svg:y="22.3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382cm" svg:height="0.508cm" svg:x="6.588cm" svg:y="17.256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0.254cm" svg:height="4.572cm" svg:x="7.565cm" svg:y="17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9.089cm" svg:y="17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10.613cm" svg:y="17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12.137cm" svg:y="17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13.661cm" svg:y="17.7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9.906cm" svg:height="0.508cm" svg:x="5.826cm" svg:y="11.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82cm" svg:height="5.08cm" svg:x="5.826cm" svg:y="11.6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82cm" svg:height="5.08cm" svg:x="14.95cm" svg:y="11.638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8.382cm" svg:height="0.508cm" svg:x="6.588cm" svg:y="11.63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0.254cm" svg:height="4.572cm" svg:x="7.565cm" svg:y="12.17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9.089cm" svg:y="12.17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10.613cm" svg:y="12.17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12.137cm" svg:y="12.17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13.661cm" svg:y="12.1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9.906cm" svg:height="0.508cm" svg:x="5.826cm" svg:y="5.5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82cm" svg:height="5.08cm" svg:x="5.826cm" svg:y="6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82cm" svg:height="5.08cm" svg:x="14.95cm" svg:y="6.0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8.382cm" svg:height="0.508cm" svg:x="6.588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0.254cm" svg:height="4.572cm" svg:x="7.565cm" svg:y="6.5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9.089cm" svg:y="6.5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10.613cm" svg:y="6.5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12.137cm" svg:y="6.5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254cm" svg:height="4.572cm" svg:x="13.661cm" svg:y="6.588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17.002cm" svg:y1="4.302cm" svg:x2="13.7cm" svg:y2="5.826cm">
          <text:p/>
        </draw:line>
        <draw:line draw:style-name="gr6" draw:text-style-name="P5" draw:layer="layout" svg:x1="17.256cm" svg:y1="8.366cm" svg:x2="12.43cm" svg:y2="8.874cm">
          <text:p/>
        </draw:line>
        <draw:line draw:style-name="gr6" draw:text-style-name="P5" draw:layer="layout" svg:x1="17.51cm" svg:y1="11.414cm" svg:x2="12.176cm" svg:y2="11.414cm">
          <text:p/>
        </draw:line>
        <draw:line draw:style-name="gr6" draw:text-style-name="P5" draw:layer="layout" svg:x1="17.256cm" svg:y1="14.208cm" svg:x2="12.43cm" svg:y2="14.716cm">
          <text:p/>
        </draw:line>
        <draw:line draw:style-name="gr6" draw:text-style-name="P5" draw:layer="layout" svg:x1="17.51cm" svg:y1="17.002cm" svg:x2="12.176cm" svg:y2="17.002cm">
          <text:p/>
        </draw:line>
        <draw:line draw:style-name="gr6" draw:text-style-name="P5" draw:layer="layout" svg:x1="17.256cm" svg:y1="19.796cm" svg:x2="12.43cm" svg:y2="20.304cm">
          <text:p/>
        </draw:line>
        <draw:frame draw:style-name="gr7" draw:text-style-name="P7" draw:layer="layout" svg:width="2.286cm" svg:height="1.673cm" svg:x="17.002cm" svg:y="3.391cm">
          <draw:text-box>
            <text:p text:style-name="P6"><text:span text:style-name="T1">0D</text:span></text:p>
          </draw:text-box>
        </draw:frame>
        <draw:frame draw:style-name="gr7" draw:text-style-name="P7" draw:layer="layout" svg:width="2.286cm" svg:height="1.673cm" svg:x="17.256cm" svg:y="7.604cm">
          <draw:text-box>
            <text:p text:style-name="P6"><text:span text:style-name="T1">1D</text:span></text:p>
          </draw:text-box>
        </draw:frame>
        <draw:frame draw:style-name="gr7" draw:text-style-name="P7" draw:layer="layout" svg:width="2.286cm" svg:height="1.673cm" svg:x="17.51cm" svg:y="10.652cm">
          <draw:text-box>
            <text:p text:style-name="P6"><text:span text:style-name="T1">0D</text:span></text:p>
          </draw:text-box>
        </draw:frame>
        <draw:frame draw:style-name="gr7" draw:text-style-name="P7" draw:layer="layout" svg:width="2.286cm" svg:height="1.673cm" svg:x="17.51cm" svg:y="16.24cm">
          <draw:text-box>
            <text:p text:style-name="P6"><text:span text:style-name="T1">0D</text:span></text:p>
          </draw:text-box>
        </draw:frame>
        <draw:frame draw:style-name="gr7" draw:text-style-name="P7" draw:layer="layout" svg:width="2.286cm" svg:height="1.673cm" svg:x="17.256cm" svg:y="13.446cm">
          <draw:text-box>
            <text:p text:style-name="P6"><text:span text:style-name="T1">2D</text:span></text:p>
          </draw:text-box>
        </draw:frame>
        <draw:frame draw:style-name="gr7" draw:text-style-name="P7" draw:layer="layout" svg:width="2.286cm" svg:height="1.673cm" svg:x="17.256cm" svg:y="18.885cm">
          <draw:text-box>
            <text:p text:style-name="P6"><text:span text:style-name="T1">3D</text:span></text:p>
          </draw:text-box>
        </draw:frame>
        <draw:custom-shape draw:style-name="gr8" draw:text-style-name="P5" draw:layer="layout" svg:width="14.224cm" svg:height="20.066cm" svg:x="5.064cm" svg:y="3.2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14:11:18.883018408</meta:creation-date>
    <dc:date>2016-03-20T14:46:03.552824081</dc:date>
    <meta:editing-duration>PT4M3S</meta:editing-duration>
    <meta:editing-cycles>1</meta:editing-cycles>
    <meta:document-statistic meta:object-count="47"/>
    <meta:generator>LibreOffice/5.0.5.2$Linux_X86_64 LibreOffice_project/00m0$Build-2</meta:generator>
  </office:meta>
</office:document-meta>
</file>